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b7d23" officeooo:paragraph-rsid="001b7d23"/>
    </style:style>
    <style:style style:name="P2" style:family="paragraph" style:parent-style-name="Text_20_body" style:list-style-name="L1">
      <style:text-properties officeooo:rsid="001b7d23" officeooo:paragraph-rsid="001b7d23"/>
    </style:style>
    <style:style style:name="P3" style:family="paragraph" style:parent-style-name="Text_20_body" style:list-style-name="L2">
      <style:text-properties officeooo:rsid="001b7d23" officeooo:paragraph-rsid="001b7d23"/>
    </style:style>
    <style:style style:name="P4" style:family="paragraph" style:parent-style-name="Text_20_body" style:list-style-name="L2">
      <style:text-properties officeooo:rsid="001c40f6" officeooo:paragraph-rsid="001c40f6"/>
    </style:style>
    <style:style style:name="P5" style:family="paragraph" style:parent-style-name="Text_20_body" style:list-style-name="L1">
      <style:text-properties officeooo:rsid="001c40f6" officeooo:paragraph-rsid="001c40f6"/>
    </style:style>
    <style:style style:name="P6" style:family="paragraph" style:parent-style-name="Text_20_body">
      <style:text-properties officeooo:rsid="001c40f6" officeooo:paragraph-rsid="001c40f6" fo:background-color="#ffff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Workflow when opening page:</text:h>
      <text:list text:style-name="L1">
        <text:list-item>
          <text:p text:style-name="P2">Default parameters set in HTML.</text:p>
        </text:list-item>
        <text:list-item>
          <text:p text:style-name="P2">DOMContentLoaded -eventlistener runs when page is loaded and calls </text:p>
          <text:list>
            <text:list-item>
              <text:p text:style-name="P2">lines 51-54 at the time of writing.</text:p>
            </text:list-item>
          </text:list>
        </text:list-item>
        <text:list-item>
          <text:p text:style-name="P5">InitializeLoad formats url</text:p>
        </text:list-item>
        <text:list-item>
          <text:p text:style-name="P5">datafetch fetches data</text:p>
        </text:list-item>
        <text:list-item>
          <text:p text:style-name="P5">loaddata parses data to page.</text:p>
        </text:list-item>
      </text:list>
      <text:h text:style-name="P1" text:outline-level="4">Functions on implementation:</text:h>
      <text:list text:style-name="L2">
        <text:list-item>
          <text:p text:style-name="P3">InitializeLoad(”dropdown”/”searchbutton”)</text:p>
          <text:list>
            <text:list-item>
              <text:p text:style-name="P4">Triggered by eventlisteners for dropdown and searchbox on rows 40-50</text:p>
            </text:list-item>
            <text:list-item>
              <text:p text:style-name="P4">Takes station input, data to fetched and fetch amount and parses query url from these.</text:p>
            </text:list-item>
          </text:list>
        </text:list-item>
        <text:list-item>
          <text:p text:style-name="P4">Datafetch()</text:p>
          <text:list>
            <text:list-item>
              <text:p text:style-name="P4">To be triggered by initializeLoad -function</text:p>
            </text:list-item>
            <text:list-item>
              <text:p text:style-name="P4">fetchs data from api.</text:p>
            </text:list-item>
            <text:list-item>
              <text:p text:style-name="P4">Passes data to loadData()</text:p>
            </text:list-item>
          </text:list>
        </text:list-item>
        <text:list-item>
          <text:p text:style-name="P4">loadData()</text:p>
          <text:list>
            <text:list-item>
              <text:p text:style-name="P4">puts data to page in nice form.</text:p>
            </text:list-item>
          </text:list>
        </text:list-item>
        <text:list-item>
          <text:p text:style-name="P4">AddTask()</text:p>
          <text:list>
            <text:list-item>
              <text:p text:style-name="P4">reminder of workshop 8</text:p>
            </text:list-item>
            <text:list-item>
              <text:p text:style-name="P4">not (yet) necessary in this task.</text:p>
              <text:list>
                <text:list-item>
                  <text:p text:style-name="P4">Probably wont even become necessary, but may include some usable code.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ni Pohjanheimo</meta:initial-creator>
    <meta:creation-date>2024-04-10T16:58:30.108000000</meta:creation-date>
    <dc:date>2024-04-10T17:32:07.727000000</dc:date>
    <dc:creator>Toni Pohjanheimo</dc:creator>
    <meta:editing-duration>PT23M27S</meta:editing-duration>
    <meta:editing-cycles>1</meta:editing-cycles>
    <meta:document-statistic meta:table-count="0" meta:image-count="0" meta:object-count="0" meta:page-count="1" meta:paragraph-count="21" meta:word-count="129" meta:character-count="754" meta:non-whitespace-character-count="664"/>
    <meta:generator>LibreOffice/7.5.5.2$Windows_X86_64 LibreOffice_project/ca8fe7424262805f223b9a2334bc7181abbcbf5e</meta:generator>
  </office:meta>
</office:document-meta>
</file>